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689210" style:family="table" style:master-page-name="ta-mp-0x689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0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942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20.00pt" fo:color="#000000" fo:font-family="Calibri"/>
    </style:style>
    <style:style style:name="ACE-0x893c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93d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8935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position="0% 100%" fo:font-size="8.00pt" fo:color="#000000" fo:font-family="Calibri"/>
    </style:style>
    <style:style style:name="ACE-0x893fe8" style:family="table-cell" style:data-style-name="General">
      <style:table-cell-properties fo:background-color="#c6efce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6100" fo:font-family="Calibri"/>
    </style:style>
    <style:style style:name="ACE-0x893b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ff0000" fo:font-family="Calibri"/>
    </style:style>
    <style:style style:name="ACE-0x893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893ec8" style:family="table-cell" style:data-style-name="General">
      <style:table-cell-properties fo:background-color="#ffeb9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9c6500" fo:font-family="Calibri"/>
    </style:style>
    <style:style style:name="ACOL-1" style:family="table-column">
      <style:table-column-properties style:column-width="67.50pt" style:use-optimal-column-width="false"/>
    </style:style>
    <style:style style:name="ACOL-2" style:family="table-column">
      <style:table-column-properties style:column-width="44.25pt" style:use-optimal-column-width="false"/>
    </style:style>
    <style:style style:name="ACOL-3" style:family="table-column">
      <style:table-column-properties style:column-width="60.00pt" style:use-optimal-column-width="false"/>
    </style:style>
    <style:style style:name="ACOL-4" style:family="table-column">
      <style:table-column-properties style:column-width="54.00pt" style:use-optimal-column-width="false"/>
    </style:style>
    <style:style style:name="ACOL-5" style:family="table-column">
      <style:table-column-properties style:column-width="157.50pt" style:use-optimal-column-width="false"/>
    </style:style>
    <style:style style:name="ACOL-6" style:family="table-column">
      <style:table-column-properties style:column-width="308.25pt" style:use-optimal-column-width="true"/>
    </style:style>
    <style:style style:name="ACOL-7" style:family="table-column">
      <style:table-column-properties style:column-width="373.50pt" style:use-optimal-column-width="true"/>
    </style:style>
    <style:style style:name="ACOL-8" style:family="table-column"/>
    <style:style style:name="AROW-1" style:family="table-row">
      <style:table-row-properties style:row-height="26.2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68921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0" table:number-columns-repeated="16376"/>
        <table:table-row table:style-name="AROW-0">
          <table:table-cell table:number-columns-repeated="16383" table:style-name="ACE-0x893da8"/>
          <table:table-cell table:style-name="Gnumeric-default"/>
        </table:table-row>
        <table:table-row table:style-name="AROW-1">
          <table:table-cell table:style-name="ACE-0x893da8"/>
          <table:table-cell table:style-name="ACE-0x894228" office:value-type="string" office:string-value="Megatest API Access Use Cases">
            <text:p>Megatest API Access Use Cases</text:p>
          </table:table-cell>
          <table:table-cell table:number-columns-repeated="16381" table:style-name="ACE-0x893da8"/>
          <table:table-cell table:style-name="Gnumeric-default"/>
        </table:table-row>
        <table:table-row table:style-name="AROW-0">
          <table:table-cell table:number-columns-repeated="16383" table:style-name="ACE-0x893da8"/>
          <table:table-cell table:style-name="Gnumeric-default"/>
        </table:table-row>
        <table:table-row table:style-name="AROW-0">
          <table:table-cell table:number-columns-repeated="2" table:style-name="ACE-0x893da8"/>
          <table:table-cell table:style-name="ACE-0x893da8" office:value-type="string" office:string-value="DOF1">
            <text:p>DOF1</text:p>
          </table:table-cell>
          <table:table-cell table:style-name="ACE-0x893da8" office:value-type="string" office:string-value="DOF2">
            <text:p>DOF2</text:p>
          </table:table-cell>
          <table:table-cell table:style-name="ACE-0x893da8" office:value-type="string" office:string-value="DOF3">
            <text:p>DOF3</text:p>
          </table:table-cell>
          <table:table-cell table:number-columns-repeated="16378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5c8" office:value-type="string" office:string-value="Actor">
            <text:p>Actor</text:p>
          </table:table-cell>
          <table:table-cell table:style-name="ACE-0x8935c8" office:value-type="string" office:string-value="method">
            <text:p>method</text:p>
          </table:table-cell>
          <table:table-cell table:style-name="ACE-0x8935c8" office:value-type="string" office:string-value="homehost?">
            <text:p>homehost?</text:p>
          </table:table-cell>
          <table:table-cell table:style-name="ACE-0x8935c8" office:value-type="string" office:string-value="writable?">
            <text:p>writable?</text:p>
          </table:table-cell>
          <table:table-cell table:style-name="ACE-0x8935c8" office:value-type="string" office:string-value="1.60/29 API access mode">
            <text:p>1.60/29 API access mode</text:p>
          </table:table-cell>
          <table:table-cell table:style-name="ACE-0x8935c8" office:value-type="string" office:string-value="1.61/07 API access mode">
            <text:p>1.61/07 API access mode</text:p>
          </table:table-cell>
          <table:table-cell table:style-name="ACE-0x8935c8" office:value-type="string" office:string-value="Proposed API access mode">
            <text:p>Proposed API access mode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dashboard">
            <text:p>dashboard</text:p>
          </table:table-cell>
          <table:table-cell table:style-name="ACE-0x893da8" office:value-type="string" office:string-value="read">
            <text:p>read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1.db local">
            <text:p>1.db local</text:p>
          </table:table-cell>
          <table:table-cell table:style-name="ACE-0x893da8" office:value-type="string" office:string-value="/tmp/.../megatest.db direct">
            <text:p>/tmp/.../megatest.db direct</text:p>
          </table:table-cell>
          <table:table-cell table:style-name="ACE-0x893da8" office:value-type="string" office:string-value="/tmp/.../megatest.db direct">
            <text:p>/tmp/.../megatest.db direct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dashboard">
            <text:p>dashboard</text:p>
          </table:table-cell>
          <table:table-cell table:style-name="ACE-0x893b68" office:value-type="string" office:string-value="write">
            <text:p>write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1.db + watchdog sync">
            <text:p>1.db + watchdog sync</text:p>
          </table:table-cell>
          <table:table-cell table:style-name="ACE-0x893da8" office:value-type="string" office:string-value="/tmp/.../megatest.db + watchdog sync to megatest.db">
            <text:p>/tmp/.../megatest.db + watchdog sync to megatest.db</text:p>
          </table:table-cell>
          <table:table-cell table:style-name="ACE-0x893da8" office:value-type="string" office:string-value="/tmp/.../megatest.db + watchdog sync to megatest.db">
            <text:p>/tmp/.../megatest.db + watchdog sync to megatest.db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user/cli">
            <text:p>user/cli</text:p>
          </table:table-cell>
          <table:table-cell table:style-name="ACE-0x893da8" office:value-type="string" office:string-value="read">
            <text:p>read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1.db local">
            <text:p>1.db local</text:p>
          </table:table-cell>
          <table:table-cell table:style-name="ACE-0x893da8" office:value-type="string" office:string-value="/tmp/.../megatest.db direct">
            <text:p>/tmp/.../megatest.db direct</text:p>
          </table:table-cell>
          <table:table-cell table:style-name="ACE-0x893da8" office:value-type="string" office:string-value="/tmp/.../megatest.db direct">
            <text:p>/tmp/.../megatest.db direct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user/cli">
            <text:p>user/cli</text:p>
          </table:table-cell>
          <table:table-cell table:style-name="ACE-0x893b68" office:value-type="string" office:string-value="write">
            <text:p>write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1.db + watchdog sync">
            <text:p>1.db + watchdog sync</text:p>
          </table:table-cell>
          <table:table-cell table:style-name="ACE-0x893da8" office:value-type="string" office:string-value="/tmp/.../megatest.db + watchdog sync to megatest.db">
            <text:p>/tmp/.../megatest.db + watchdog sync to megatest.db</text:p>
          </table:table-cell>
          <table:table-cell table:style-name="ACE-0x893da8" office:value-type="string" office:string-value="/tmp/.../megatest.db + watchdog sync to megatest.db">
            <text:p>/tmp/.../megatest.db + watchdog sync to megatest.db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dashboard">
            <text:p>dashboard</text:p>
          </table:table-cell>
          <table:table-cell table:style-name="ACE-0x893da8" office:value-type="string" office:string-value="read">
            <text:p>read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style-name="ACE-0x893da8" office:value-type="string" office:string-value="DENY">
            <text:p>DENY</text:p>
          </table:table-cell>
          <table:table-cell table:style-name="ACE-0x893fe8" office:value-type="string" office:string-value="http-transport client/server">
            <text:p>http-transport client/server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dashboard">
            <text:p>dashboard</text:p>
          </table:table-cell>
          <table:table-cell table:style-name="ACE-0x893b68" office:value-type="string" office:string-value="write">
            <text:p>write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style-name="ACE-0x893da8" office:value-type="string" office:string-value="DENY">
            <text:p>DENY</text:p>
          </table:table-cell>
          <table:table-cell table:style-name="ACE-0x893fe8" office:value-type="string" office:string-value="http-transport client/server">
            <text:p>http-transport client/server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user/cli">
            <text:p>user/cli</text:p>
          </table:table-cell>
          <table:table-cell table:style-name="ACE-0x893da8" office:value-type="string" office:string-value="read">
            <text:p>read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user/cli">
            <text:p>user/cli</text:p>
          </table:table-cell>
          <table:table-cell table:style-name="ACE-0x893b68" office:value-type="string" office:string-value="write">
            <text:p>write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testrun">
            <text:p>testrun</text:p>
          </table:table-cell>
          <table:table-cell table:style-name="ACE-0x893da8" office:value-type="string" office:string-value="read">
            <text:p>read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testrun">
            <text:p>testrun</text:p>
          </table:table-cell>
          <table:table-cell table:style-name="ACE-0x893b68" office:value-type="string" office:string-value="write">
            <text:p>write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Y">
            <text:p>Y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style-name="ACE-0x893da8" office:value-type="string" office:string-value="http-transport client/server">
            <text:p>http-transport client/server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dashboard">
            <text:p>dashboard</text:p>
          </table:table-cell>
          <table:table-cell table:style-name="ACE-0x893da8" office:value-type="string" office:string-value="read">
            <text:p>read</text:p>
          </table:table-cell>
          <table:table-cell table:style-name="ACE-0x893da8" office:value-type="string" office:string-value="Y">
            <text:p>Y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1.db local">
            <text:p>1.db local</text:p>
          </table:table-cell>
          <table:table-cell table:style-name="ACE-0x893da8" office:value-type="string" office:string-value="DENY">
            <text:p>DENY</text:p>
          </table:table-cell>
          <table:table-cell table:style-name="ACE-0x893ec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dashboard">
            <text:p>dashboard</text:p>
          </table:table-cell>
          <table:table-cell table:style-name="ACE-0x893b68" office:value-type="string" office:string-value="write">
            <text:p>write</text:p>
          </table:table-cell>
          <table:table-cell table:style-name="ACE-0x893da8" office:value-type="string" office:string-value="Y">
            <text:p>Y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DENY">
            <text:p>DENY</text:p>
          </table:table-cell>
          <table:table-cell table:style-name="ACE-0x893da8" office:value-type="string" office:string-value="DENY">
            <text:p>DENY</text:p>
          </table:table-cell>
          <table:table-cell table:style-name="ACE-0x893da8" office:value-type="string" office:string-value="DENY">
            <text:p>DENY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user/cli">
            <text:p>user/cli</text:p>
          </table:table-cell>
          <table:table-cell table:style-name="ACE-0x893da8" office:value-type="string" office:string-value="read">
            <text:p>read</text:p>
          </table:table-cell>
          <table:table-cell table:style-name="ACE-0x893da8" office:value-type="string" office:string-value="Y">
            <text:p>Y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1.db local">
            <text:p>1.db local</text:p>
          </table:table-cell>
          <table:table-cell table:style-name="ACE-0x893da8" office:value-type="string" office:string-value="DENY">
            <text:p>DENY</text:p>
          </table:table-cell>
          <table:table-cell table:style-name="ACE-0x893ec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user/cli">
            <text:p>user/cli</text:p>
          </table:table-cell>
          <table:table-cell table:style-name="ACE-0x893b68" office:value-type="string" office:string-value="write">
            <text:p>write</text:p>
          </table:table-cell>
          <table:table-cell table:style-name="ACE-0x893da8" office:value-type="string" office:string-value="Y">
            <text:p>Y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DENY">
            <text:p>DENY</text:p>
          </table:table-cell>
          <table:table-cell table:style-name="ACE-0x893da8" office:value-type="string" office:string-value="DENY">
            <text:p>DENY</text:p>
          </table:table-cell>
          <table:table-cell table:style-name="ACE-0x893da8" office:value-type="string" office:string-value="DENY">
            <text:p>DENY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dashboard">
            <text:p>dashboard</text:p>
          </table:table-cell>
          <table:table-cell table:style-name="ACE-0x893da8" office:value-type="string" office:string-value="read">
            <text:p>read</text:p>
          </table:table-cell>
          <table:table-cell table:style-name="ACE-0x893268" office:value-type="string" office:string-value="N">
            <text:p>N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1.db local">
            <text:p>1.db local</text:p>
          </table:table-cell>
          <table:table-cell table:style-name="ACE-0x893da8" office:value-type="string" office:string-value="DENY">
            <text:p>DENY</text:p>
          </table:table-cell>
          <table:table-cell table:style-name="ACE-0x893ec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dashboard">
            <text:p>dashboard</text:p>
          </table:table-cell>
          <table:table-cell table:style-name="ACE-0x893b68" office:value-type="string" office:string-value="write">
            <text:p>write</text:p>
          </table:table-cell>
          <table:table-cell table:style-name="ACE-0x893268" office:value-type="string" office:string-value="N">
            <text:p>N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DENY">
            <text:p>DENY</text:p>
          </table:table-cell>
          <table:table-cell table:style-name="ACE-0x893da8" office:value-type="string" office:string-value="DENY">
            <text:p>DENY</text:p>
          </table:table-cell>
          <table:table-cell table:style-name="ACE-0x893da8" office:value-type="string" office:string-value="DENY">
            <text:p>DENY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user/cli">
            <text:p>user/cli</text:p>
          </table:table-cell>
          <table:table-cell table:style-name="ACE-0x893da8" office:value-type="string" office:string-value="read">
            <text:p>read</text:p>
          </table:table-cell>
          <table:table-cell table:style-name="ACE-0x893268" office:value-type="string" office:string-value="N">
            <text:p>N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1.db local">
            <text:p>1.db local</text:p>
          </table:table-cell>
          <table:table-cell table:style-name="ACE-0x893da8" office:value-type="string" office:string-value="DENY">
            <text:p>DENY</text:p>
          </table:table-cell>
          <table:table-cell table:style-name="ACE-0x893ec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user/cli">
            <text:p>user/cli</text:p>
          </table:table-cell>
          <table:table-cell table:style-name="ACE-0x893b68" office:value-type="string" office:string-value="write">
            <text:p>write</text:p>
          </table:table-cell>
          <table:table-cell table:style-name="ACE-0x893268" office:value-type="string" office:string-value="N">
            <text:p>N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DENY">
            <text:p>DENY</text:p>
          </table:table-cell>
          <table:table-cell table:style-name="ACE-0x893da8" office:value-type="string" office:string-value="DENY">
            <text:p>DENY</text:p>
          </table:table-cell>
          <table:table-cell table:style-name="ACE-0x893da8" office:value-type="string" office:string-value="DENY">
            <text:p>DENY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testrun">
            <text:p>testrun</text:p>
          </table:table-cell>
          <table:table-cell table:style-name="ACE-0x893da8" office:value-type="string" office:string-value="read">
            <text:p>read</text:p>
          </table:table-cell>
          <table:table-cell table:style-name="ACE-0x893268" office:value-type="string" office:string-value="N">
            <text:p>N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1.db local">
            <text:p>1.db local</text:p>
          </table:table-cell>
          <table:table-cell table:style-name="ACE-0x893da8" office:value-type="string" office:string-value="DENY">
            <text:p>DENY</text:p>
          </table:table-cell>
          <table:table-cell table:style-name="ACE-0x893ec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style-name="ACE-0x893da8"/>
          <table:table-cell table:style-name="ACE-0x893da8" office:value-type="string" office:string-value="testrun">
            <text:p>testrun</text:p>
          </table:table-cell>
          <table:table-cell table:style-name="ACE-0x893b68" office:value-type="string" office:string-value="write">
            <text:p>write</text:p>
          </table:table-cell>
          <table:table-cell table:style-name="ACE-0x893268" office:value-type="string" office:string-value="N">
            <text:p>N</text:p>
          </table:table-cell>
          <table:table-cell table:style-name="ACE-0x893268" office:value-type="string" office:string-value="N">
            <text:p>N</text:p>
          </table:table-cell>
          <table:table-cell table:style-name="ACE-0x893da8" office:value-type="string" office:string-value="DENY">
            <text:p>DENY</text:p>
          </table:table-cell>
          <table:table-cell table:style-name="ACE-0x893da8" office:value-type="string" office:string-value="DENY">
            <text:p>DENY</text:p>
          </table:table-cell>
          <table:table-cell table:style-name="ACE-0x893da8" office:value-type="string" office:string-value="DENY">
            <text:p>DENY</text:p>
          </table:table-cell>
          <table:table-cell table:number-columns-repeated="16375" table:style-name="ACE-0x893da8"/>
          <table:table-cell table:style-name="Gnumeric-default"/>
        </table:table-row>
        <table:table-row table:style-name="AROW-0">
          <table:table-cell table:number-columns-repeated="8" table:style-name="Gnumeric-default"/>
          <table:table-cell table:number-columns-repeated="16368" table:style-name="Gnumeric-default"/>
          <table:table-cell table:number-columns-repeated="8" table:style-name="Gnumeric-default"/>
        </table:table-row>
        <table:table-row table:style-name="AROW-0" table:number-rows-repeated="6">
          <table:table-cell table:number-columns-repeated="8" table:style-name="Gnumeric-default"/>
          <table:table-cell table:number-columns-repeated="16368" table:style-name="Gnumeric-default"/>
          <table:table-cell table:number-columns-repeated="8" table:style-name="Gnumeric-default"/>
        </table:table-row>
        <table:table-row table:style-name="AROW-0">
          <table:table-cell table:number-columns-repeated="8" table:style-name="Gnumeric-default"/>
          <table:table-cell table:number-columns-repeated="16368" table:style-name="Gnumeric-default"/>
          <table:table-cell table:number-columns-repeated="8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16368" table:style-name="Gnumeric-default"/>
          <table:table-cell table:number-columns-repeated="8" table:style-name="Gnumeric-default"/>
        </table:table-row>
        <table:table-row table:style-name="AROW-0">
          <table:table-cell table:number-columns-repeated="16384" table:style-name="Gnumeric-default"/>
        </table:table-row>
        <table:table-row table:style-name="AROW-0" table:number-rows-repeated="3839">
          <table:table-cell table:number-columns-repeated="16384" table:style-name="Gnumeric-default"/>
        </table:table-row>
        <table:table-row table:style-name="AROW-0">
          <table:table-cell table:number-columns-repeated="16384" table:style-name="Gnumeric-default"/>
        </table:table-row>
        <table:table-row table:style-name="AROW-0" table:number-rows-repeated="61439">
          <table:table-cell table:number-columns-repeated="16384" table:style-name="Gnumeric-default"/>
        </table:table-row>
        <table:table-row table:style-name="AROW-0">
          <table:table-cell table:number-columns-repeated="16384" table:style-name="Gnumeric-default"/>
        </table:table-row>
        <table:table-row table:style-name="AROW-0" table:number-rows-repeated="983039">
          <table:table-cell table:number-columns-repeated="16384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5.00pt" style:use-optimal-row-height="true"/>
    </style:default-style>
  </office:styles>
  <office:automatic-styles>
    <style:page-layout style:name="pl-0x744650" style:page-usage="all">
      <style:page-layout-properties fo:margin-top="21.60pt" fo:margin-bottom="21.60pt" fo:margin-left="50.40pt" fo:margin-right="50.40pt" fo:page-width="612.00pt" fo:page-height="792.00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.00pt" fo:margin="0.00pt" fo:min-height="32.40pt" svg:height="32.40pt" style:dynamic-spacing="true"/>
      </style:header-style>
      <style:footer-style>
        <style:header-footer-properties fo:border="none" style:shadow="none" fo:padding="0.00pt" fo:margin="0.00pt" fo:min-height="32.40pt" svg:height="32.40pt" style:dynamic-spacing="true"/>
      </style:footer-style>
    </style:page-layout>
  </office:automatic-styles>
  <office:master-styles>
    <style:master-page style:name="ta-mp-0x689210" style:display-name="Sheet1" style:page-layout-name="pl-0x74465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arclay, Brandon J</dc:creator>
    <dc:date>2017-02-18T00:23:18Z</dc:date>
    <meta:creation-date>2017-02-17T23:38:26Z</meta:creation-date>
    <meta:generator>gnumeric/1.10.17</meta:generator>
    <meta:initial-creator>Barclay, Brandon J</meta:initial-creator>
  </office:meta>
</office:document-meta>
</file>